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000" officeooo:paragraph-rsid="000ae000"/>
    </style:style>
    <style:style style:name="P2" style:family="paragraph" style:parent-style-name="Standard">
      <style:paragraph-properties fo:text-align="start" style:justify-single-word="false"/>
      <style:text-properties officeooo:rsid="000c3a9e" officeooo:paragraph-rsid="000c3a9e"/>
    </style:style>
    <style:style style:name="P3" style:family="paragraph" style:parent-style-name="Standard">
      <style:paragraph-properties fo:text-align="start" style:justify-single-word="false"/>
      <style:text-properties officeooo:rsid="00116383" officeooo:paragraph-rsid="00116383"/>
    </style:style>
    <style:style style:name="P4" style:family="paragraph" style:parent-style-name="Standard">
      <style:paragraph-properties fo:text-align="start" style:justify-single-word="false"/>
      <style:text-properties officeooo:rsid="0014bb9a" officeooo:paragraph-rsid="0014bb9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bb9a" officeooo:paragraph-rsid="0014bb9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3a9e" officeooo:paragraph-rsid="000c3a9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df84" officeooo:paragraph-rsid="0012df8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ae000" officeooo:paragraph-rsid="000ae000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c3a9e" officeooo:paragraph-rsid="000c3a9e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0c3a9e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2df84" officeooo:paragraph-rsid="0012df84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84286" officeooo:paragraph-rsid="00184286"/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e0b58" officeooo:paragraph-rsid="001e0b58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16383"/>
    </style:style>
    <style:style style:name="P1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0c3a9e"/>
    </style:style>
    <style:style style:name="P18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90bbb"/>
    </style:style>
    <style:style style:name="P1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84286" officeooo:paragraph-rsid="00184286"/>
    </style:style>
    <style:style style:name="P2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90bbb" officeooo:paragraph-rsid="00190bbb"/>
    </style:style>
    <style:style style:name="P2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84286" officeooo:paragraph-rsid="00184286"/>
    </style:style>
    <style:style style:name="P22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4bb9a" officeooo:paragraph-rsid="000c3a9e"/>
    </style:style>
    <style:style style:name="P23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3b0a2"/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3b0a2" officeooo:paragraph-rsid="001e0b58"/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c5cf6" officeooo:paragraph-rsid="001c5cf6"/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e0b58" officeooo:paragraph-rsid="001e0b58"/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f9832" officeooo:paragraph-rsid="001f9832"/>
    </style:style>
    <style:style style:name="P28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90bbb" officeooo:paragraph-rsid="00190bbb"/>
    </style:style>
    <style:style style:name="P29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2df84" officeooo:paragraph-rsid="001c5cf6"/>
    </style:style>
    <style:style style:name="P30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e0b58" officeooo:paragraph-rsid="001e0b58"/>
    </style:style>
    <style:style style:name="P31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f9832" officeooo:paragraph-rsid="001f9832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2df84" officeooo:paragraph-rsid="0012df84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767e0" officeooo:paragraph-rsid="001767e0" style:font-weight-asian="bold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a7abc" officeooo:paragraph-rsid="001a7abc"/>
    </style:style>
    <style:style style:name="P35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1e0b58"/>
    </style:style>
    <style:style style:name="P36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e0b58" officeooo:paragraph-rsid="00116383"/>
    </style:style>
    <style:style style:name="P37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2df84" officeooo:paragraph-rsid="00190bbb"/>
    </style:style>
    <style:style style:name="P38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officeooo:rsid="001e0b58" officeooo:paragraph-rsid="001e0b58"/>
    </style:style>
    <style:style style:name="P39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e0b58" officeooo:paragraph-rsid="001e0b58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a7abc" officeooo:paragraph-rsid="001a7abc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c17d" officeooo:paragraph-rsid="0021c17d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21c17d" officeooo:paragraph-rsid="0021c17d"/>
    </style:style>
    <style:style style:name="P4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21c17d" officeooo:paragraph-rsid="0021c17d"/>
    </style:style>
    <style:style style:name="P44" style:family="paragraph" style:parent-style-name="Standard">
      <style:paragraph-properties fo:margin-left="2.501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5" style:family="paragraph" style:parent-style-name="Standard">
      <style:paragraph-properties fo:margin-left="3.75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6" style:family="paragraph" style:parent-style-name="Standard">
      <style:paragraph-properties fo:margin-left="3.75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rsid="0021c17d" officeooo:paragraph-rsid="0021c17d" fo:background-color="transparent" style:font-name-asian="Calibri" style:font-name-complex="Calibri"/>
    </style:style>
    <style:style style:name="P47" style:family="paragraph" style:parent-style-name="Standard">
      <style:paragraph-properties fo:margin-left="5.002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8" style:family="paragraph" style:parent-style-name="Standard">
      <style:paragraph-properties fo:margin-left="6.253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P49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style:use-window-font-color="true" style:font-name="Calibri" fo:font-size="11pt" fo:font-weight="normal" officeooo:rsid="0021c17d" officeooo:paragraph-rsid="0021c17d" fo:background-color="transparent" style:font-name-asian="Calibri" style:font-name-complex="Calibri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style:font-name="Calibri" fo:font-size="11pt" fo:font-weight="normal" officeooo:paragraph-rsid="0021c17d" fo:background-color="transparent" style:font-name-asian="Calibri" style:font-name-complex="Calibri"/>
    </style:style>
    <style:style style:name="T1" style:family="text">
      <style:text-properties officeooo:rsid="001737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c5cf6"/>
    </style:style>
    <style:style style:name="T4" style:family="text">
      <style:text-properties officeooo:rsid="001dfc4b"/>
    </style:style>
    <style:style style:name="T5" style:family="text">
      <style:text-properties officeooo:rsid="001e0b58"/>
    </style:style>
    <style:style style:name="T6" style:family="text">
      <style:text-properties officeooo:rsid="001f9832"/>
    </style:style>
    <style:style style:name="T7" style:family="text">
      <style:text-properties officeooo:rsid="00218609"/>
    </style:style>
    <style:style style:name="T8" style:family="text">
      <style:text-properties style:use-window-font-color="true" style:font-name="Calibri" fo:font-size="11pt" fo:font-weight="normal" fo:background-color="transparent" loext:char-shading-value="0" style:font-name-asian="Calibri" style:font-name-complex="Calibri"/>
    </style:style>
    <style:style style:name="T9" style:family="text">
      <style:text-properties style:use-window-font-color="true" style:font-name="Calibri" fo:font-size="11pt" fo:font-weight="bold" fo:background-color="transparent" loext:char-shading-value="0" style:font-name-asian="Calibri" style:font-weight-asian="bold" style:font-name-complex="Calibri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DD </text:p>
      <text:p text:style-name="P8">Global Game Jam 2019</text:p>
      <text:p text:style-name="P1"/>
      <text:p text:style-name="P5">obiettivo</text:p>
      <text:p text:style-name="P4"/>
      <text:p text:style-name="P10">jhonny</text:p>
      <text:p text:style-name="P15">vuole rimanere dentro casa</text:p>
      <text:p text:style-name="P10">kenny</text:p>
      <text:p text:style-name="P15">vuole uscire di casa</text:p>
      <text:p text:style-name="P11">oggetti</text:p>
      <text:p text:style-name="P15">powerup (da definire: pagine o oggetti) </text:p>
      <text:p text:style-name="P22">avvantaggiano la personalità raccoglie tale oggetto. Es: tempo turno maggiore, velocità movimento ecc..)</text:p>
      <text:p text:style-name="P2"/>
      <text:p text:style-name="P6">meccaniche</text:p>
      <text:p text:style-name="P2"/>
      <text:p text:style-name="P14"/>
      <text:p text:style-name="P9">personaggi</text:p>
      <text:p text:style-name="P18">bambino</text:p>
      <text:p text:style-name="P24">jhonny (stare)</text:p>
      <text:p text:style-name="P30">controlli</text:p>
      <text:p text:style-name="P35">gamepad (XBOX)</text:p>
      <text:p text:style-name="P38">MOVIMENTO stick SX</text:p>
      <text:p text:style-name="P38">CONFERMA A</text:p>
      <text:p text:style-name="P36">tastiera</text:p>
      <text:p text:style-name="P38">MOVIMENTO WASD</text:p>
      <text:p text:style-name="P38">CONFERMA -</text:p>
      <text:p text:style-name="P37"/>
      <text:p text:style-name="P23">kenny (uscire)</text:p>
      <text:p text:style-name="P29">si muove controller Stick <text:span text:style-name="T3">D</text:span>x <text:span text:style-name="T3">o FRECCE</text:span></text:p>
      <text:p text:style-name="P3"/>
      <text:p text:style-name="P16">mamma</text:p>
      <text:p text:style-name="P25">non implementata</text:p>
      <text:p text:style-name="P16">papà</text:p>
      <text:p text:style-name="P25">non implementato</text:p>
      <text:p text:style-name="P3"/>
      <text:p text:style-name="P9">luoghi</text:p>
      <text:p text:style-name="P16">casa</text:p>
      <text:p text:style-name="P27">pavimento</text:p>
      <text:p text:style-name="P31">il bambino ci può camminare (layer Pavimento e Walkable)</text:p>
      <text:p text:style-name="P25">scale</text:p>
      <text:p text:style-name="P31">arrivato all’ultimo scalino cambia piano (layer Walkable Scala e FineScala)</text:p>
      <text:p text:style-name="P25">port<text:span text:style-name="T5">e</text:span></text:p>
      <text:p text:style-name="P30">si aprono e si chiudono con il pulsante CONFERMA <text:span text:style-name="T6">(layer Porte)</text:span></text:p>
      <text:p text:style-name="P26">//<text:span text:style-name="T6">finestre</text:span></text:p>
      <text:p text:style-name="P30">//<text:span text:style-name="T7">si aprono, si chiudono e possono essere s/bloccate con CONFERMA</text:span></text:p>
      <text:p text:style-name="P25"/>
      <text:p text:style-name="P28"/>
      <text:p text:style-name="P2"/>
      <text:p text:style-name="P9">oggetti</text:p>
      <text:p text:style-name="P17">pagine o oggetti = powerup</text:p>
      <text:p text:style-name="P2"><text:soft-page-break/></text:p>
      <text:p text:style-name="P7">gameplay</text:p>
      <text:p text:style-name="P12">visuale dall’alto, <text:span text:style-name="T1">2 piani, giardino</text:span></text:p>
      <text:p text:style-name="P32"/>
      <text:p text:style-name="P33">audio</text:p>
      <text:p text:style-name="P13">usiamo diversifier <text:span text:style-name="T2">4’33”</text:span></text:p>
      <text:p text:style-name="P13"/>
      <text:p text:style-name="P13">gli effetti audio avranno due versioni e riprodotti in base alla personalità interpretata in quel momento (jhonny o kenny): all’interno jhonny avrà audio normale mentre kenny avrà un effetto “ovattato” o cmq che da sensazione di “imprigionato”, all’esternokenny avrà un audio normale mentre jhonny avrà un effetto “stridulo” o comunque che da una sensazione di “troppo”</text:p>
      <text:p text:style-name="P13"/>
      <text:p text:style-name="P13"/>
      <text:p text:style-name="P13">lista della spesa:</text:p>
      <text:p text:style-name="P19">sfx:</text:p>
      <text:p text:style-name="P21">passi bambino (8 anni) parquet</text:p>
      <text:p text:style-name="P21">passi bambino (8 anni) erba</text:p>
      <text:p text:style-name="P21">orologgio</text:p>
      <text:p text:style-name="P21">russare dei genitori</text:p>
      <text:p text:style-name="P21">acqua che gocciola</text:p>
      <text:p text:style-name="P21">fauna varia</text:p>
      <text:p text:style-name="P21">piante e vento</text:p>
      <text:p text:style-name="P21">lampadina</text:p>
      <text:p text:style-name="P21">parquet</text:p>
      <text:p text:style-name="P20">rumore bianco di una casa di notte</text:p>
      <text:p text:style-name="P21"/>
      <text:p text:style-name="P34">grafica</text:p>
      <text:p text:style-name="P40">2d, usiamo “Tiled” come Level editor, le mappe sono di 100x100 tiles con risoluzione tiles di <text:span text:style-name="T4">64</text:span>*<text:span text:style-name="T4">64</text:span></text:p>
      <text:p text:style-name="P40"/>
      <text:p text:style-name="P41">storia</text:p>
      <text:p text:style-name="P42">vedi file “La Storia”</text:p>
      <text:p text:style-name="P42">TL DR: </text:p>
      <text:p text:style-name="P43"><text:span text:style-name="T9">Jhonny:</text:span><text:span text:style-name="T8"> Agorafobico</text:span></text:p>
      <text:p text:style-name="P45">Jhonny è un bambino tranquillo, calmo, a cui piace restare in casa, al sicuro della sua cameretta, con i suoi giochi, i suoi genitori, in un ambiente sicuro.<text:line-break/>Fuori è troppo ampio, troppo grande, troppo tutto…si sente perso.</text:p>
      <text:p text:style-name="P45">Ha paura.</text:p>
      <text:p text:style-name="P46"/>
      <text:p text:style-name="P46">stanze/oggetti</text:p>
      <text:p text:style-name="P47">Cucina</text:p>
      <text:p text:style-name="P48">La cucina è dove mamma e papà cucinano e mangiano con me.</text:p>
      <text:p text:style-name="P48">Dal forno escono biscotti caldi, la mamma mi stringe e mi dà tante coccole mentre siamo seduti a tavola.<text:line-break/>Mi fa sentire amato.</text:p>
      <text:p text:style-name="P48"/>
      <text:p text:style-name="P47">Cameretta</text:p>
      <text:p text:style-name="P48">La mia camera è il mio posto preferito della casa!</text:p>
      <text:p text:style-name="P48">Ci sono i miei giocattoli e le mie coperte calde, che mi avvolgono stretto.<text:line-break/>Una volta chiusa la porta, mi sento al sicuro.</text:p>
      <text:p text:style-name="P47"/>
      <text:p text:style-name="P47"><text:soft-page-break/>Sala</text:p>
      <text:p text:style-name="P48">Questo posto è…ok.<text:line-break/>Guardo la Tv con papà, seduto stretto a lui sul divano ogni domenica, ci divertiamo tantissimo parlare con lui, solo le grandi vetrate non mi piacciono…mi possono guardare da fuori.</text:p>
      <text:p text:style-name="P48">Mi fa sentire esposto….ma c’è papà. </text:p>
      <text:p text:style-name="P47">Bagno </text:p>
      <text:p text:style-name="P48">Le bolle, l’acqua calda, il profumo del sapone, i bagni con mamma o papà!<text:line-break/>Cosa non si può amare di questa stanza, così stretta e intima…la adoro.</text:p>
      <text:p text:style-name="P44"/>
      <text:p text:style-name="P50"/>
      <text:p text:style-name="P44">Kenny: Claustrofobico</text:p>
      <text:p text:style-name="P45">Kenny è vivace, estremamente espressivo ed estroverso, a cui piace correre libero, il cielo, il vento, il sole e gli insetti, senza limiti.<text:line-break/>Dentro si sente soffocare, stretto, imprigionato e senza via d’uscita.<text:line-break/>Ha paura.</text:p>
      <text:p text:style-name="P44"/>
      <text:p text:style-name="P46">stanze/oggetti</text:p>
      <text:p text:style-name="P47">Cucina: </text:p>
      <text:p text:style-name="P48">Questo posto è brutto…il forno brucia, il frigo è freddo, mamma mi tiene fermo tra le braccia, la sedia è scomoda…l’unica cosa bella è la finestra da cui posso vedere il cielo.<text:line-break/>Mi fa sentire in pericolo.</text:p>
      <text:p text:style-name="P47"/>
      <text:p text:style-name="P47">Cameretta Kenny: </text:p>
      <text:p text:style-name="P48">Io odio questo posto! I giocattoli mi fissano, le coperte mi soffocano e la porta chiusa è la peggiore delle prigioni…mi sento morire.</text:p>
      <text:p text:style-name="P47"/>
      <text:p text:style-name="P47">Sala Kenny: </text:p>
      <text:p text:style-name="P48">Questo posto è…una tortura.<text:line-break/>La Tv mi annoia, papà è sudato e il divano è stretto, non mi fa respirare…è sempre così appiccicoso.<text:line-break/>E poi ci sono le vetrate…una finestra sul mondo dove desidero stare…dove riesco a respirare. </text:p>
      <text:p text:style-name="P47"/>
      <text:p text:style-name="P47">Bagno Kenny: </text:p>
      <text:p text:style-name="P48">Io odio il bagno! La vasca è piccola, la stanza è piccola, l’acqua troppo calda, il vapore non mi fa respirare e c’è una finestra piccolissima…non mi piace stare qui.</text:p>
      <text:p text:style-name="P47"/>
      <text:p text:style-name="P48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25:43.108000000</meta:creation-date>
    <dc:date>2019-01-26T15:53:48.886000000</dc:date>
    <meta:editing-duration>PT42M46S</meta:editing-duration>
    <meta:editing-cycles>6</meta:editing-cycles>
    <meta:generator>LibreOffice/6.1.3.2$Windows_X86_64 LibreOffice_project/86daf60bf00efa86ad547e59e09d6bb77c699acb</meta:generator>
    <meta:document-statistic meta:table-count="0" meta:image-count="0" meta:object-count="0" meta:page-count="3" meta:paragraph-count="87" meta:word-count="601" meta:character-count="3625" meta:non-whitespace-character-count="3101"/>
  </office:meta>
</office:document-meta>
</file>